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21_07-33-31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8-21_01-51-23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20_18-53-41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20_21-12-5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8-20_21-12-5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21_12-19-2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21_07-37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20_18-42-01_000.mp4</text:p>
          </table:table-cell>
          <table:table-cell table:style-name="ce26" office:value-type="string">
            <text:p>:VIDEO / @自室 / 記録 / jap.flute / 演奏、play / R=1 / genre=melody:new-scale:h-3~5~4h4~4~3,for=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:new-scale:h-3~5~4h4~4~3,for=,file-piece-id=~,memo=~,session=hour-18,recording-id=~,other=~ / follow+">
            <text:p>:VIDEO / @自室 / 記録 / jap.flute / 演奏、play / R=1 / genre=melody:new-scale:h-3~5~4h4~4~3,for=,file-piece-id=~,memo=~,session=hour-18,recording-id=~,other=~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20_18-50-59_000.mp4</text:p>
          </table:table-cell>
          <table:table-cell table:style-name="ce26" office:value-type="string">
            <text:p>:VIDEO / @自室 / 記録 / jap.flute / 演奏、play / R=2 / genre=melody:perform-composition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2 / genre=melody:perform-composition,for=,file-piece-id=~,memo=~,session=hour-18,recording-id=~,other=~ / follow+">
            <text:p>:VIDEO / @自室 / 記録 / jap.flute / 演奏、play / R=2 / genre=melody:perform-composition,for=,file-piece-id=~,memo=~,session=hour-18,recording-id=~,other=~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office:value-type="string">
            <text:p>2023-08-21_16-17-51_000.jpg</text:p>
          </table:table-cell>
          <table:table-cell table:style-name="ce26" office:value-type="string">
            <text:p>:m 1*4 RES / JVEMV6 64#326_robot_etoki_kawashima / 『絵ときでわかる　ロボット工学』 著者=川嶋健嗣,校注=~ / p74 / w=一軸マニピュレータ；,topic=,publisher=オーム社,other=calc+:マニピュレータ。重心の、速度、加速度。比率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4 RES / JVEMV6 64#326_robot_etoki_kawashima / 『絵ときでわかる　ロボット工学』 著者=川嶋健嗣,校注=~ / p74 / w=一軸マニピュレータ；,topic=,publisher=オーム社,other=calc+:マニピュレータ。重心の、速度、加速度。比率">
            <text:p>:m 1*4 RES / JVEMV6 64#326_robot_etoki_kawashima / 『絵ときでわかる　ロボット工学』 著者=川嶋健嗣,校注=~ / p74 / w=一軸マニピュレータ；,topic=,publisher=オーム社,other=calc+:マニピュレータ。重心の、速度、加速度。比率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023-08-21_16-18-14_000.jpg</text:p>
          </table:table-cell>
          <table:table-cell table:style-name="ce26" office:value-type="string">
            <text:p>:m 2*4 RES / JVEMV6 64#326_robot_etoki_kawashima / 『絵ときでわかる　ロボット工学』 著者=川嶋健嗣,校注=~ / p74 / w=モーメント。合力；慣性項；,topic=,publisher=オーム社,other=th+:モーメントたち。合力。項目について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4 RES / JVEMV6 64#326_robot_etoki_kawashima / 『絵ときでわかる　ロボット工学』 著者=川嶋健嗣,校注=~ / p74 / w=モーメント。合力；慣性項；,topic=,publisher=オーム社,other=th+:モーメントたち。合力。項目について">
            <text:p>:m 2*4 RES / JVEMV6 64#326_robot_etoki_kawashima / 『絵ときでわかる　ロボット工学』 著者=川嶋健嗣,校注=~ / p74 / w=モーメント。合力；慣性項；,topic=,publisher=オーム社,other=th+:モーメントたち。合力。項目について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8-21_16-18-33_000.jpg</text:p>
          </table:table-cell>
          <table:table-cell table:style-name="ce26" office:value-type="string">
            <text:p>:m 3*4 RES / JVEMV6 64#326_robot_etoki_kawashima / 『絵ときでわかる　ロボット工学』 著者=川嶋健嗣,校注=~ / p75 / w=；,topic=,publisher=オーム社,other=fig+:図。4.23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3*4 RES / JVEMV6 64#326_robot_etoki_kawashima / 『絵ときでわかる　ロボット工学』 著者=川嶋健嗣,校注=~ / p75 / w=；,topic=,publisher=オーム社,other=fig+:図。4.23;">
            <text:p>:m 3*4 RES / JVEMV6 64#326_robot_etoki_kawashima / 『絵ときでわかる　ロボット工学』 著者=川嶋健嗣,校注=~ / p75 / w=；,topic=,publisher=オーム社,other=fig+:図。4.23;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21_16-18-47_000.jpg</text:p>
          </table:table-cell>
          <table:table-cell table:style-name="ce26" office:value-type="string">
            <text:p>:m 4*4 RES / JVEMV6 64#326_robot_etoki_kawashima / 『絵ときでわかる　ロボット工学』 著者=川嶋健嗣,校注=~ / p77 / w=；,topic=,publisher=オーム社,other=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4*4 RES / JVEMV6 64#326_robot_etoki_kawashima / 『絵ときでわかる　ロボット工学』 著者=川嶋健嗣,校注=~ / p77 / w=；,topic=,publisher=オーム社,other=">
            <text:p>:m 4*4 RES / JVEMV6 64#326_robot_etoki_kawashima / 『絵ときでわかる　ロボット工学』 著者=川嶋健嗣,校注=~ / p77 / w=；,topic=,publisher=オーム社,other=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1">2023/08/21</text:date>, <text:time>17:3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1T17:30:45.46</dc:date>
    <dc:creator>岩淵 謙</dc:creator>
    <meta:editing-duration>P58DT9H51M20S</meta:editing-duration>
    <meta:editing-cycles>19548</meta:editing-cycles>
    <meta:document-statistic meta:table-count="2" meta:cell-count="922" meta:object-count="0"/>
    <meta:user-defined meta:name="qrichtext">1</meta:user-defined>
  </office:meta>
</office:document-meta>
</file>